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1E8B6AE7B6BF50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64cm, 3.875cm, 6.296cm, 2.62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81cm" svg:height="23.9cm" svg:x="0.892cm" svg:y="2.491cm">
          <draw:image xlink:href="Pictures/10000000000005E8000007E071E8B6AE7B6BF50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3:35.823699429</dc:date>
    <meta:editing-duration>PT3M30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